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fo:background-color="#ffffff"/>
    </style:style>
    <style:style style:name="P4" style:family="paragraph" style:parent-style-name="Standard">
      <style:paragraph-properties fo:orphans="2" fo:widows="2"/>
    </style:style>
    <style:style style:name="P5" style:family="paragraph" style:parent-style-name="Standard" style:list-style-name="WWNum1">
      <style:paragraph-properties fo:margin-left="0.5417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fo:color="#000000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left="1.5in" fo:margin-right="0in" fo:margin-top="0.3335in" fo:margin-bottom="0in" loext:contextual-spacing="false" fo:line-height="100%" fo:text-indent="-1.5in" style:auto-text-indent="false"/>
    </style:style>
    <style:style style:name="P10" style:family="paragraph" style:parent-style-name="Standard">
      <style:paragraph-properties fo:margin-top="0.4165in" fo:margin-bottom="0in" loext:contextual-spacing="false" fo:line-height="100%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Heading_20_1" style:master-page-name="Standard">
      <style:paragraph-properties style:page-number="1"/>
    </style:style>
    <style:style style:name="P13" style:family="paragraph" style:parent-style-name="Heading_20_2">
      <style:text-properties fo:font-size="12pt" style:font-size-asian="12pt" style:font-size-complex="12pt"/>
    </style:style>
    <style:style style:name="P14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fo:background-color="#ffffff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/>
    </style:style>
    <style:style style:name="gr1" style:family="graphic" style:parent-style-name="Frame">
      <style:graphic-properties draw:stroke="none" svg:stroke-width="0in" draw:fill="none" draw:textarea-vertical-align="bottom" draw:auto-grow-height="false" fo:min-height="0.3098in" fo:min-width="8.0791in" fo:padding-top="0in" fo:padding-bottom="0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1">Government Operational Research Service</text:span></text:h>
      <text:h text:style-name="P13" text:outline-level="2"/>
      <text:h text:style-name="Heading_20_2" text:outline-level="2"><text:span text:style-name="T1">What you need to do</text:span></text:h>
      <text:p text:style-name="Standard"/>
      <text:p text:style-name="Standard">You need to answer four questions. You have up to 300 words for each of your responses. Each question refers to a behaviour or technical skill.</text:p>
      <text:p text:style-name="Standard"/>
      <text:p text:style-name="Standard">There is also a question that asks if you are currently employed by GORS, please answer this question too.</text:p>
      <text:p text:style-name="Standard"/>
      <text:p text:style-name="Standard">Use the next page to answer the questions, when you’re finished you can copy and paste the content into the response box.</text:p>
      <text:p text:style-name="Standard"/>
      <text:h text:style-name="Heading_20_3" text:outline-level="3">Problem Structuring</text:h>
      <text:p text:style-name="Standard"/>
      <text:p text:style-name="Standard"><text:span text:style-name="T2">Give evidence, from work or study, of where you applied a problem structuring approach. <text:s/></text:span></text:p>
      <text:p text:style-name="P1"/>
      <text:p text:style-name="Standard"><text:span text:style-name="T2">Problem structuring is an important and early step in analysis. <text:s/>It is the process of breaking down a complex </text:span>problem into<text:span text:style-name="T2"> a clear structure and formulating specific questions that could be tackled through analysis of available data and or numerical modelling.</text:span></text:p>
      <text:p text:style-name="P1"/>
      <text:p text:style-name="Standard"><text:span text:style-name="T2">Please describe:</text:span></text:p>
      <text:list xml:id="list1531875307" text:style-name="WWNum1">
        <text:list-item>
          <text:p text:style-name="P5"><text:span text:style-name="T2">Your role;</text:span></text:p>
        </text:list-item>
        <text:list-item>
          <text:p text:style-name="P5"><text:span text:style-name="T2">What you did to identify and clarify any issues relevant to the problem;</text:span></text:p>
        </text:list-item>
        <text:list-item>
          <text:p text:style-name="P5"><text:span text:style-name="T2">How you organised and presented your thinking during the process.</text:span></text:p>
        </text:list-item>
      </text:list>
      <text:p text:style-name="P1"/>
      <text:h text:style-name="Heading_20_3" text:outline-level="3">Quantitative Analysis</text:h>
      <text:p text:style-name="Standard"/>
      <text:p text:style-name="Standard"><text:span text:style-name="T2">Give evidence of where you have used quantitative methods to tackle and solve a problem. <text:s/></text:span></text:p>
      <text:p text:style-name="P1"/>
      <text:p text:style-name="Standard"><text:soft-page-break/><text:span text:style-name="T2">This technical skill refers to a situation where the analytical questions have been established and you now need to produce a concrete and quantified solution using numerical analysis and/or modelling. <text:s/>You may choose to cover the analysis part of the same project you covered in the previous question, but this is not essential.</text:span></text:p>
      <text:p text:style-name="P1"/>
      <text:p text:style-name="Standard"><text:span text:style-name="T2">Please describe:</text:span></text:p>
      <text:list xml:id="list4017443299" text:style-name="WWNum2">
        <text:list-item>
          <text:p text:style-name="P6"><text:span text:style-name="T2">Your role;</text:span></text:p>
        </text:list-item>
        <text:list-item>
          <text:p text:style-name="P6"><text:span text:style-name="T2">Any analytical techniques you used and how you used them;</text:span></text:p>
        </text:list-item>
        <text:list-item>
          <text:p text:style-name="P6"><text:span text:style-name="T2">How you used available data or produced it;</text:span></text:p>
        </text:list-item>
        <text:list-item>
          <text:p text:style-name="P6"><text:span text:style-name="T2">How you assessed the accuracy and usefulness of your results.</text:span></text:p>
        </text:list-item>
      </text:list>
      <text:p text:style-name="Standard"><text:span text:style-name="T2"> </text:span></text:p>
      <text:h text:style-name="Heading_20_3" text:outline-level="3">Delivering Results</text:h>
      <text:p text:style-name="Standard"/>
      <text:p text:style-name="Standard"><text:span text:style-name="T2">Describe a challenging project or activity which you have planned and taken through to a conclusion. <text:s/></text:span></text:p>
      <text:p text:style-name="P1"/>
      <text:p text:style-name="Standard"/>
      <text:p text:style-name="Standard"><text:span text:style-name="T2">It is important that OR analysts plan their work clearly and can respond to clients requests within deadlines, being proactive and using initiative when problems arise. <text:s/></text:span></text:p>
      <text:p text:style-name="P1"/>
      <text:p text:style-name="Standard"><text:span text:style-name="T2">Please describe:</text:span></text:p>
      <text:list xml:id="list20147884648313" text:continue-numbering="true" text:style-name="WWNum2">
        <text:list-item>
          <text:p text:style-name="P6"><text:span text:style-name="T2">Your role in the project;</text:span></text:p>
        </text:list-item>
        <text:list-item>
          <text:p text:style-name="P6"><text:span text:style-name="T2">Your objective and the steps you took to plan and monitor the project;</text:span></text:p>
        </text:list-item>
        <text:list-item>
          <text:p text:style-name="P6"><text:span text:style-name="T2">How you dealt with challenges, both foreseen and unexpected.</text:span></text:p>
        </text:list-item>
      </text:list>
      <text:p text:style-name="P7"/>
      <text:p text:style-name="Standard"><text:span text:style-name="T3">Working Together</text:span></text:p>
      <text:p text:style-name="P2"/>
      <text:p text:style-name="Standard"><text:span text:style-name="T2">Describe a situation where the relationships you have built, either within a team or with customers, have helped you to achieve a shared goal. <text:s/></text:span></text:p>
      <text:p text:style-name="P1"/>
      <text:p text:style-name="Standard"><text:span text:style-name="T2">The ability to build productive relationships is important as it allows you to achieve goals in many different situations, whether engaging with peers or senior colleagues. <text:s/></text:span></text:p>
      <text:p text:style-name="P1"/>
      <text:p text:style-name="Standard"><text:soft-page-break/><text:span text:style-name="T2">Please describe:</text:span></text:p>
      <text:list xml:id="list20149244402882" text:continue-numbering="true" text:style-name="WWNum2">
        <text:list-item>
          <text:p text:style-name="P6"><text:span text:style-name="T2">Your role within the context and goal;</text:span></text:p>
        </text:list-item>
        <text:list-item>
          <text:p text:style-name="P6"><text:span text:style-name="T2">How you worked with any team members, customers and interested parties;</text:span></text:p>
        </text:list-item>
        <text:list-item>
          <text:p text:style-name="P6"><text:span text:style-name="T2">How you dealt with challenges;</text:span></text:p>
        </text:list-item>
        <text:list-item>
          <text:p text:style-name="P6"><text:span text:style-name="T2">The impact you had on others.</text:span></text:p>
        </text:list-item>
      </text:list>
      <text:p text:style-name="Standard"><text:span text:style-name="T2"> </text:span></text:p>
      <text:p text:style-name="P8"><text:span text:style-name="T5">Copy and paste the headings and your responses into the response box.</text:span></text:p>
      <text:p text:style-name="P2"/>
      <text:p text:style-name="Standard"><text:span text:style-name="T4">Do you currently work for GORS? If so, in which department?</text:span><text:bookmark text:name="bookmark=id.gjdgxs"/></text:p>
      <text:p text:style-name="Standard"/>
      <text:p text:style-name="Standard">Enter your response here</text:p>
      <text:p text:style-name="P3"/>
      <text:p text:style-name="P9"><text:span text:style-name="T3">Problem Structuring</text:span><text:bookmark text:name="bookmark=id.30j0zll"/></text:p>
      <text:p text:style-name="Standard"/>
      <text:p text:style-name="Standard">Enter your response here</text:p>
      <text:p text:style-name="P10"><text:span text:style-name="T3">Quantitative Analysis</text:span></text:p>
      <text:p text:style-name="P2"/>
      <text:p text:style-name="Standard">Enter your response here</text:p>
      <text:p text:style-name="P10"><text:span text:style-name="T3">Delivering Results</text:span></text:p>
      <text:p text:style-name="P2"/>
      <text:p text:style-name="Standard">Enter your response here</text:p>
      <text:p text:style-name="P10"><text:span text:style-name="T3">Working Together</text:span></text:p>
      <text:p text:style-name="P2"/>
      <text:p text:style-name="Standard">Enter your response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orphans="2" fo:widows="2" fo:padding="0in" fo:border="none" fo:keep-with-next="always"/>
      <style:text-properties fo:color="#000000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loext:contextual-spacing="false" fo:keep-together="always" fo:orphans="2" fo:widows="2" fo:padding="0in" fo:border="none" fo:keep-with-next="always"/>
      <style:text-properties fo:color="#000000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28in" fo:margin-bottom="0in" loext:contextual-spacing="false" fo:keep-together="always" fo:orphans="2" fo:widows="2" fo:padding="0in" fo:border="none" fo:keep-with-next="always"/>
      <style:text-properties fo:color="#000000" fo:font-weight="bold" style:font-weight-asian="bold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417in" loext:contextual-spacing="false" fo:orphans="2" fo:widows="2" fo:padding="0in" fo:border="none" fo:keep-with-next="always"/>
      <style:text-properties fo:color="#000000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665in" fo:margin-bottom="0.0417in" loext:contextual-spacing="false" fo:orphans="2" fo:widows="2" fo:padding="0in" fo:border="none"/>
      <style:text-properties fo:color="#000000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665in" fo:margin-bottom="0.0417in" loext:contextual-spacing="false" fo:orphans="2" fo:widows="2" fo:padding="0in" fo:border="none"/>
      <style:text-properties fo:color="#000000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text-align="center" style:justify-single-word="false" fo:orphans="2" fo:widows="2" fo:padding="0in" fo:border="none"/>
      <style:text-properties fo:color="#000000" fo:font-size="16pt" fo:font-weight="bold" style:font-size-asian="16pt" style:font-weight-asian="bold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orphans="2" fo:widows="2" fo:padding="0in" fo:border="none"/>
      <style:text-properties fo:color="#000000"/>
    </style:style>
    <style:style style:name="Header" style:family="paragraph" style:parent-style-name="normal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margin-left="0.5417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margin-left="1.0417in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1.5417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margin-left="2.0417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margin-left="2.5417in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3.0417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margin-left="3.5417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margin-left="4.0417in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4.54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margin-left="1in"/>
        </style:list-level-properties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margin-left="2.5in"/>
        </style:list-level-properties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margin-left="4in"/>
        </style:list-level-properties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2" fo:widows="2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3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/>
    </style:style>
    <style:style style:name="Mgr1" style:family="graphic" style:parent-style-name="Frame">
      <style:graphic-properties draw:stroke="none" svg:stroke-width="0in" draw:fill="none" draw:textarea-vertical-align="bottom" draw:auto-grow-height="false" fo:min-height="0.3098in" fo:min-width="8.0791in" fo:padding-top="0in" fo:padding-bottom="0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ivil Service Fast Stream</text:span></text:p>
      </style:header>
      <style:footer>
        <text:p text:style-name="MP2"><draw:custom-shape text:anchor-type="paragraph" draw:z-index="3" draw:name="Image1" draw:style-name="Mgr1" draw:text-style-name="MP4" svg:width="8.2787in" svg:height="0.3094in" svg:x="-1in" svg:y="11.1665in"><svg:desc>{"HashCode":-1264847310,"Height":841.0,"Width":595.0,"Placement":"Footer","Index":"Primary","Section":1,"Top":0.0,"Left":0.0}</svg:desc><text:p text:style-name="MP3"><text:span text:style-name="MT2">OFFICI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1:22:00</meta:creation-date>
    <meta:initial-creator>Norris, Mithu (CS&amp;TD KAI)</meta:initial-creator>
    <meta:document-statistic meta:table-count="0" meta:image-count="0" meta:object-count="0" meta:page-count="4" meta:paragraph-count="50" meta:word-count="488" meta:character-count="2936" meta:non-whitespace-character-count="2494"/>
    <meta:generator>LibreOfficeDev/6.0.5.2$Linux_X86_64 LibreOffice_project/</meta:generator>
    <meta:user-defined meta:name="MSIP_Label_f9af038e-07b4-4369-a678-c835687cb272_ActionId">4c8b6b55-1298-4ccf-b60f-129a590afcb4</meta:user-defined>
    <meta:user-defined meta:name="MSIP_Label_f9af038e-07b4-4369-a678-c835687cb272_ContentBits">2</meta:user-defined>
    <meta:user-defined meta:name="MSIP_Label_f9af038e-07b4-4369-a678-c835687cb272_Enabled">true</meta:user-defined>
    <meta:user-defined meta:name="MSIP_Label_f9af038e-07b4-4369-a678-c835687cb272_Method">Standard</meta:user-defined>
    <meta:user-defined meta:name="MSIP_Label_f9af038e-07b4-4369-a678-c835687cb272_Name" meta:value-type="string">OFFICIAL</meta:user-defined>
    <meta:user-defined meta:name="MSIP_Label_f9af038e-07b4-4369-a678-c835687cb272_SetDate" meta:value-type="string">2021-11-11T11:22:19Z</meta:user-defined>
    <meta:user-defined meta:name="MSIP_Label_f9af038e-07b4-4369-a678-c835687cb272_SiteId" meta:value-type="string">ac52f73c-fd1a-4a9a-8e7a-4a248f3139e1</meta:user-defined>
  </office:meta>
</office:document-meta>
</file>